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cc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cc99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0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5" office:value-type="string">
            <text:p>April 6th 2013</text:p>
          </table:table-cell>
          <table:table-cell table:style-name="ce5" office:value-type="float" office:value="110">
            <text:p>11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5" table:number-columns-repeated="12"/>
          <table:table-cell table:number-columns-repeated="22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ROKEN MY HEART</text:p>
          </table:table-cell>
          <table:table-cell office:value-type="string">
            <text:p>NAOKI feat.PAULA TERRY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<text:span text:style-name="T1">DATA/mov/</text:span><text:span text:style-name="T2">brok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UT YOUR FAITH IN ME</text:p>
          </table:table-cell>
          <table:table-cell office:value-type="string">
            <text:p>UZI-LAY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<text:span text:style-name="T1">DATA/mov/</text:span><text:span text:style-name="T2">puty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RGEOUS 2012</text:p>
          </table:table-cell>
          <table:table-cell office:value-type="string">
            <text:p>THE SURRENDERS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gorg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Ain't It Good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in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ll Night |(Origin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lln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dy |(I.C.B. Club Voc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bod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.Love</text:p>
          </table:table-cell>
          <table:table-cell office:value-type="string">
            <text:p>Asuka M.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<text:span text:style-name="T1">DATA/mov/</text:span><text:span text:style-name="T2">drl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KEEP ON MOVIN' |(DMX MIX)</text:p>
          </table:table-cell>
          <table:table-cell office:value-type="string">
            <text:p>N.M.R-typeG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<text:span text:style-name="T1">DATA/mov/</text:span><text:span text:style-name="T2">keep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ALL MY LOVE</text:p>
          </table:table-cell>
          <table:table-cell office:value-type="string">
            <text:p>Tomosuke * SABRINA</text:p>
          </table:table-cell>
          <table:table-cell table:number-columns-repeated="2" office:value-type="float" office:value="132">
            <text:p>132</text:p>
          </table:table-cell>
          <table:table-cell office:value-type="string">
            <text:p><text:span text:style-name="T1">DATA/mov/</text:span><text:span text:style-name="T2">disc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Heaven is a '57 metallic gray</text:p>
          </table:table-cell>
          <table:table-cell office:value-type="string">
            <text:p>Hiro feat.Sweet little 30's</text:p>
          </table:table-cell>
          <table:table-cell table:number-columns-repeated="2" office:value-type="float" office:value="95">
            <text:p>95</text:p>
          </table:table-cell>
          <table:table-cell office:value-type="string">
            <text:p><text:span text:style-name="T1">DATA/mov/</text:span><text:span text:style-name="T2">heav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AFRONOVA PRIMEVAL</text:p>
          </table:table-cell>
          <table:table-cell office:value-type="string">
            <text:p>8 bit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<text:span text:style-name="T1">DATA/mov/</text:span><text:span text:style-name="T2">afro.seq</text:span>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EANING OF LIFE</text:p>
          </table:table-cell>
          <table:table-cell office:value-type="string">
            <text:p>K.Wit feat.GARY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<text:span text:style-name="T1">DATA/mov/</text:span><text:span text:style-name="T2">mean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 MY DREAMS</text:p>
          </table:table-cell>
          <table:table-cell office:value-type="string">
            <text:p>REBECCA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inm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YNAMITE RAVE |(B4 ZA BEAT MIX)</text:p>
          </table:table-cell>
          <table:table-cell office:value-type="string">
            <text:p>NAOKI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<text:span text:style-name="T1">DATA/mov/</text:span><text:span text:style-name="T2">dyna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LOCOMOTION</text:p>
          </table:table-cell>
          <table:table-cell office:value-type="string">
            <text:p>ALEXI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loc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y Sharona</text:p>
          </table:table-cell>
          <table:table-cell office:value-type="string">
            <text:p>DJ MIKO</text:p>
          </table:table-cell>
          <table:table-cell table:number-columns-repeated="2" office:value-type="float" office:value="144">
            <text:p>144</text:p>
          </table:table-cell>
          <table:table-cell table:style-name="ce17" office:value-type="string">
            <text:p><text:span text:style-name="T1">DATA/mov/</text:span><text:span text:style-name="T2">mysh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BUTTERFLY |(KCP FUNG-FU MIX)</text:p>
          </table:table-cell>
          <table:table-cell office:value-type="string">
            <text:p>SMILE.dk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but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LET'S GET DOWN |(MO-FUNK MIX)</text:p>
          </table:table-cell>
          <table:table-cell office:value-type="string">
            <text:p>JT PLAYAZ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lets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IT'S A PARTY</text:p>
          </table:table-cell>
          <table:table-cell office:value-type="string">
            <text:p>BASTAMIKE &amp; RASHAD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itsa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GETHER FOREVER</text:p>
          </table:table-cell>
          <table:table-cell office:value-type="string">
            <text:p>CYDNEY D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toge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jane jana</text:p>
          </table:table-cell>
          <table:table-cell table:style-name="ce11" office:value-type="string">
            <text:p>T.E.M.P.O. feat. Mohammad &amp; Emi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<text:span text:style-name="T1">DATA/mov/</text:span><text:span text:style-name="T2">indi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ET IT ALL</text:p>
          </table:table-cell>
          <table:table-cell office:value-type="string">
            <text:p>BRASS TRICKS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horn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BAILA! BAILA!</text:p>
          </table:table-cell>
          <table:table-cell office:value-type="string">
            <text:p>DANDY MINEIRO</text:p>
          </table:table-cell>
          <table:table-cell table:number-columns-repeated="2" office:value-type="float" office:value="129">
            <text:p>129</text:p>
          </table:table-cell>
          <table:table-cell office:value-type="string">
            <text:p><text:span text:style-name="T1">DATA/mov/</text:span><text:span text:style-name="T2">bail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obo*Moga</text:p>
          </table:table-cell>
          <table:table-cell office:value-type="string">
            <text:p>Orange Lounge</text:p>
          </table:table-cell>
          <table:table-cell table:number-columns-repeated="2" office:value-type="float" office:value="172">
            <text:p>172</text:p>
          </table:table-cell>
          <table:table-cell office:value-type="string">
            <text:p><text:span text:style-name="T1">DATA/mov/</text:span><text:span text:style-name="T2">mobo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D BLAST</text:p>
          </table:table-cell>
          <table:table-cell office:value-type="string">
            <text:p>THE INFECTIO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punk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 Stop Mix Special 1</text:p>
          </table:table-cell>
          <table:table-cell office:value-type="string">
            <text:p>Non Stop Mix Special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string">
            <text:p><text:span text:style-name="T1">DATA/mov/</text:span><text:span text:style-name="T2">boss.seq</text:span>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Man and Woman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First Love</text:p>
          </table:table-cell>
          <table:table-cell office:value-type="string">
            <text:p>CLON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7" office:value-type="string">
            <text:p>Dance With DOC</text:p>
          </table:table-cell>
          <table:table-cell table:style-name="ce12" office:value-type="string">
            <text:p>DJ DOC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ash</text:p>
          </table:table-cell>
          <table:table-cell office:value-type="string">
            <text:p>Baek Ji Young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Misery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ears</text:p>
          </table:table-cell>
          <table:table-cell office:value-type="string">
            <text:p>So Chan Whee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Reckless Love</text:p>
          </table:table-cell>
          <table:table-cell office:value-type="string">
            <text:p>Sechs Kie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Sea</text:p>
          </table:table-cell>
          <table:table-cell office:value-type="string">
            <text:p>UP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OODAH! |(K.O.G. Re-edit)</text:p>
          </table:table-cell>
          <table:table-cell office:value-type="string">
            <text:p>CARTOON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UPSIDE DOWN |(Hyper Euro Mix)</text:p>
          </table:table-cell>
          <table:table-cell office:value-type="string">
            <text:p>COO CO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ups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office:value-type="string">
            <text:p>Buffalo Bill |(Momo Re-Edit)</text:p>
          </table:table-cell>
          <table:table-cell table:style-name="ce13" office:value-type="string">
            <text:p>ZIPPER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MEET MY FRIEND |(B4 ZA BEAT Mix)</text:p>
          </table:table-cell>
          <table:table-cell office:value-type="string">
            <text:p>EDDY HUNTINGT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KYO ALL READY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ok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PETIT LOVE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pet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AT'S EYE |(Ventura Mix)</text:p>
          </table:table-cell>
          <table:table-cell office:value-type="string">
            <text:p>E-ROT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c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OGETHER AND FOREVER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or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YS |(Euro Mix)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y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UBTHUMPING |(KCP Happy Mix)</text:p>
          </table:table-cell>
          <table:table-cell office:value-type="string">
            <text:p>CHUMBAWAM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ub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OM BOOM DOLLAR</text:p>
          </table:table-cell>
          <table:table-cell table:style-name="ce11" office:value-type="string">
            <text:p>KING KONG &amp; D.JUNGLE GIR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om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YNCHRONIZED LOVE</text:p>
          </table:table-cell>
          <table:table-cell office:value-type="string">
            <text:p>JOE RINO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y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AT YOU UP |(Phat k Mix)</text:p>
          </table:table-cell>
          <table:table-cell office:value-type="string">
            <text:p>ANGIE 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e</text:span><text:span text:style-name="T2">at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AM DARIRAM |(B4 ZA BEAT Mix)</text:p>
          </table:table-cell>
          <table:table-cell office:value-type="string">
            <text:p>JOG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am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I WILL FOLLOW HIM</text:p>
          </table:table-cell>
          <table:table-cell office:value-type="string">
            <text:p>TAEKO + THE V.O.W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wi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SS KISS KISS</text:p>
          </table:table-cell>
          <table:table-cell office:value-type="string">
            <text:p>NAOKI feat.SHANT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ER THE DRAGON |(G'z Island Mix)</text:p>
          </table:table-cell>
          <table:table-cell office:value-type="string">
            <text:p>B3-PROJ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ent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Y |(Organic house Version)</text:p>
          </table:table-cell>
          <table:table-cell office:value-type="string">
            <text:p>em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IRTUAL MIND</text:p>
          </table:table-cell>
          <table:table-cell office:value-type="string">
            <text:p>Brian Morris feat.Thom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b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9">
            <text:p>219</text:p>
          </table:table-cell>
          <table:table-cell table:style-name="ce9" office:value-type="string">
            <text:p>DO ME |(MONDO DISCO ITALO STYLE)</text:p>
          </table:table-cell>
          <table:table-cell office:value-type="string">
            <text:p>DJ MOj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om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KEEP IT GOING</text:p>
          </table:table-cell>
          <table:table-cell office:value-type="string">
            <text:p>K.Wit feat. Anthony Shoe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tg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@ |(J-SUMMER MIX)</text:p>
          </table:table-cell>
          <table:table-cell office:value-type="string">
            <text:p>RE-VEN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Kiss me all night long</text:p>
          </table:table-cell>
          <table:table-cell office:value-type="string">
            <text:p>NAOKI J-STYLE feat.MI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a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UNKY MODELLING</text:p>
          </table:table-cell>
          <table:table-cell office:value-type="string">
            <text:p>SPAK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un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Happy-hopper</text:p>
          </table:table-cell>
          <table:table-cell office:value-type="string">
            <text:p>ES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u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ind Parasite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i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Quickening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qui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Y |(Mod bouncy Version)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2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 Stop Mix Special 2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RHYTHM AND POLICE</text:p>
          </table:table-cell>
          <table:table-cell table:style-name="ce11" office:value-type="string">
            <text:p>CJ CREW FEATURING CHRISTIAN 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hy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HOT LIMIT</text:p>
          </table:table-cell>
          <table:table-cell office:value-type="string">
            <text:p>JOHN DES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hot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doru Ponpokorin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od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anasai</text:p>
          </table:table-cell>
          <table:table-cell office:value-type="string">
            <text:p>BAMB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jun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BE TOGETHER</text:p>
          </table:table-cell>
          <table:table-cell office:value-type="string">
            <text:p>NI-N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et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Romance no Kamisama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m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WONDA |(SPEED K MIX)</text:p>
          </table:table-cell>
          <table:table-cell office:value-type="string">
            <text:p>M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wo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HE TWIST |(Double Pump MIX)</text:p>
          </table:table-cell>
          <table:table-cell office:value-type="string">
            <text:p>LIBERTY ALL STA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h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KICK THE CAN |(HYPER KCP MIX)</text:p>
          </table:table-cell>
          <table:table-cell office:value-type="string">
            <text:p>BUS STO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c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BSOLUTE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B4U</text:p>
          </table:table-cell>
          <table:table-cell office:value-type="string">
            <text:p>NAOK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f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XY!</text:p>
          </table:table-cell>
          <table:table-cell office:value-type="string">
            <text:p>TaQ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xy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anctus</text:p>
          </table:table-cell>
          <table:table-cell office:value-type="string">
            <text:p>Osamu Kub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a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win Bee -Generation X-</text:p>
          </table:table-cell>
          <table:table-cell office:value-type="string">
            <text:p>FinalOff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 Stop Special 2 |(n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 Stop Special 2 |(o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 Stop Special 2 |(s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 Stop Special 2 |(s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 Stop Special 2 |(tt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 Stop Special 2 |(yh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Wuv U</text:p>
          </table:table-cell>
          <table:table-cell office:value-type="string">
            <text:p>kors k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<text:span text:style-name="T1">DATA/mov/</text:span><text:span text:style-name="T2">wuvu.seq</text:span>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aisuke</text:p>
          </table:table-cell>
          <table:table-cell office:value-type="string">
            <text:p>Y&amp;Co</text:p>
          </table:table-cell>
          <table:table-cell table:number-columns-repeated="2" office:value-type="float" office:value="157">
            <text:p>157</text:p>
          </table:table-cell>
          <table:table-cell office:value-type="string">
            <text:p><text:span text:style-name="T1">DATA/mov/</text:span><text:span text:style-name="T2">dais.seq</text:span>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POSSESSION</text:p>
          </table:table-cell>
          <table:table-cell office:value-type="string">
            <text:p>TAG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table:style-name="ce18" office:value-type="string">
            <text:p><text:span text:style-name="T1">DATA/mov/</text:span><text:span text:style-name="T2">poss.seq</text:span>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Unreal</text:p>
          </table:table-cell>
          <table:table-cell office:value-type="string">
            <text:p>Black Rose Garde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unre.seq</text:span>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M STAR |~kansai energy style~</text:p>
          </table:table-cell>
          <table:table-cell office:value-type="string">
            <text:p>Naoki for DM STAR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<text:span text:style-name="T1">DATA/mov/</text:span><text:span text:style-name="T2">dmst.seq</text:span>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Dogu Ditty</text:p>
          </table:table-cell>
          <table:table-cell office:value-type="string">
            <text:p>Dr. Honda</text:p>
          </table:table-cell>
          <table:table-cell table:number-columns-repeated="2" office:value-type="float" office:value="199">
            <text:p>199</text:p>
          </table:table-cell>
          <table:table-cell table:style-name="ce19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19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20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office:value-type="string">
            <text:p>W.W.S</text:p>
          </table:table-cell>
          <table:table-cell table:number-columns-repeated="2" office:value-type="float" office:value="177">
            <text:p>177</text:p>
          </table:table-cell>
          <table:table-cell table:style-name="ce18" office:value-type="string">
            <text:p><text:span text:style-name="T1">DATA/mov/</text:span><text:span text:style-name="T2">llsb.seq</text:span>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Unbelievable |(Sparky Remix)</text:p>
          </table:table-cell>
          <table:table-cell table:style-name="ce6" office:value-type="string">
            <text:p>jun feat. Sarah-Jane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table:style-name="ce18" office:value-type="string">
            <text:p><text:span text:style-name="T1">DATA/mov/</text:span><text:span text:style-name="T2">llsb.seq</text:span>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7">
            <text:p>417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9">
            <text:p>9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YCOON</text:p>
          </table:table-cell>
          <table:table-cell table:style-name="ce11" office:value-type="string">
            <text:p>SOUND HOLIC f. Nana Takahashi</text:p>
          </table:table-cell>
          <table:table-cell table:number-columns-repeated="2" office:value-type="float" office:value="170">
            <text:p>170</text:p>
          </table:table-cell>
          <table:table-cell table:style-name="ce18" office:value-type="string">
            <text:p><text:span text:style-name="T1">DATA/mov/</text:span><text:span text:style-name="T2">meal.ssq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Yuuyake |~Fading Day~</text:p>
          </table:table-cell>
          <table:table-cell office:value-type="string">
            <text:p>JAKAZiD</text:p>
          </table:table-cell>
          <table:table-cell table:number-columns-repeated="2" office:value-type="float" office:value="174">
            <text:p>174</text:p>
          </table:table-cell>
          <table:table-cell table:style-name="ce18" office:value-type="string">
            <text:p><text:span text:style-name="T1">DATA/mov/</text:span><text:span text:style-name="T2">yuuy.seq</text:span>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Non Stop Mix Special 3</text:p>
          </table:table-cell>
          <table:table-cell office:value-type="string">
            <text:p>Non Stop Mix Special</text:p>
          </table:table-cell>
          <table:table-cell table:number-columns-repeated="2" office:value-type="float" office:value="199">
            <text:p>199</text:p>
          </table:table-cell>
          <table:table-cell table:style-name="Default" office:value-type="string">
            <text:p>no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uv To Me !~super euro version~</text:p>
          </table:table-cell>
          <table:table-cell office:value-type="string">
            <text:p>tiger YAMATO and Y&amp;Co.</text:p>
          </table:table-cell>
          <table:table-cell table:number-columns-repeated="2" office:value-type="float" office:value="160">
            <text:p>160</text:p>
          </table:table-cell>
          <table:table-cell table:style-name="ce18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ight of Fire</text:p>
          </table:table-cell>
          <table:table-cell office:value-type="string">
            <text:p>NIKO</text:p>
          </table:table-cell>
          <table:table-cell table:number-columns-repeated="2" office:value-type="float" office:value="155">
            <text:p>155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FLOWER</text:p>
          </table:table-cell>
          <table:table-cell office:value-type="string">
            <text:p>DJ YOSHITAKA</text:p>
          </table:table-cell>
          <table:table-cell table:number-columns-repeated="2" office:value-type="float" office:value="173">
            <text:p>173</text:p>
          </table:table-cell>
          <table:table-cell table:style-name="ce18" office:value-type="string">
            <text:p><text:span text:style-name="T1">DATA/mov/</text:span><text:span text:style-name="T2">twin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Keep it |-AKIBA KOUBOU MIX-</text:p>
          </table:table-cell>
          <table:table-cell office:value-type="string">
            <text:p>DJ Command feat. NAGISA</text:p>
          </table:table-cell>
          <table:table-cell table:number-columns-repeated="2" office:value-type="float" office:value="166">
            <text:p>166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400">
            <text:p>400</text:p>
          </table:table-cell>
          <table:table-cell table:style-name="Default" office:value-type="string">
            <text:p>Xmix1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1">
            <text:p>401</text:p>
          </table:table-cell>
          <table:table-cell table:style-name="Default" office:value-type="string">
            <text:p>Xmix2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2">
            <text:p>402</text:p>
          </table:table-cell>
          <table:table-cell table:style-name="Default" office:value-type="string">
            <text:p>Xmix3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3">
            <text:p>403</text:p>
          </table:table-cell>
          <table:table-cell table:style-name="Default" office:value-type="string">
            <text:p>Xmix4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4">
            <text:p>404</text:p>
          </table:table-cell>
          <table:table-cell table:style-name="Default" office:value-type="string">
            <text:p>Xmix5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5">
            <text:p>405</text:p>
          </table:table-cell>
          <table:table-cell table:style-name="Default" office:value-type="string">
            <text:p>Super Eurobeat Megamix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60">
            <text:p>16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style-name="Default" table:number-columns-repeated="17"/>
          <table:table-cell table:number-columns-repeated="22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5/18/2013</text:date>, <text:time>04:0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5-18T04:07:11.05</dc:date>
    <meta:editing-duration>PT2H32M7S</meta:editing-duration>
    <meta:editing-cycles>23</meta:editing-cycles>
    <meta:document-statistic meta:table-count="1" meta:cell-count="1874" meta:object-count="0"/>
  </office:meta>
</office:document-meta>
</file>